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13550000015AB1DE1D5E863E9D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sur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XC values</text:p>
          </table:table-cell>
          <table:covered-table-cell table:number-columns-repeated="3"/>
          <table:table-cell/>
          <table:table-cell table:style-name="ce6" office:value-type="string" calcext:value-type="string" table:number-columns-spanned="4" table:number-rows-spanned="1">
            <text:p>SkyCiv values</text:p>
          </table:table-cell>
          <table:covered-table-cell table:number-columns-repeated="3"/>
          <table:table-cell/>
          <table:table-cell table:style-name="ce6" office:value-type="string" calcext:value-type="string" table:number-columns-spanned="4" table:number-rows-spanned="1">
            <text:p>Differenc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indward wall</text:p>
          </table:table-cell>
          <table:table-cell office:value-type="float" office:value="1517.14469672325" calcext:value-type="float">
            <text:p>1,517.14</text:p>
          </table:table-cell>
          <table:table-cell office:value-type="float" office:value="118.80654546446" calcext:value-type="float">
            <text:p>118.81</text:p>
          </table:table-cell>
          <table:table-cell table:number-columns-repeated="3"/>
          <table:table-cell office:value-type="float" office:value="1517.009" calcext:value-type="float">
            <text:p>1,517.01</text:p>
          </table:table-cell>
          <table:table-cell office:value-type="float" office:value="118.897" calcext:value-type="float">
            <text:p>118.90</text:p>
          </table:table-cell>
          <table:table-cell table:number-columns-repeated="3"/>
          <table:table-cell table:formula="of:=ABS([.G3]-[.B3])/ABS([.G3])" office:value-type="float" office:value="0.0000894501767922758" calcext:value-type="float">
            <text:p>0.00</text:p>
          </table:table-cell>
          <table:table-cell table:formula="of:=ABS([.H3]-[.C3])/ABS([.H3])" office:value-type="float" office:value="0.00076078063820056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ward wall</text:p>
          </table:table-cell>
          <table:table-cell office:value-type="float" office:value="158.902062643044" calcext:value-type="float">
            <text:p>158.90</text:p>
          </table:table-cell>
          <table:table-cell office:value-type="float" office:value="-1239.43608861574" calcext:value-type="float">
            <text:p>-1,239.44</text:p>
          </table:table-cell>
          <table:table-cell table:number-columns-repeated="3"/>
          <table:table-cell office:value-type="float" office:value="158.876" calcext:value-type="float">
            <text:p>158.88</text:p>
          </table:table-cell>
          <table:table-cell office:value-type="float" office:value="-1239.236" calcext:value-type="float">
            <text:p>-1,239.24</text:p>
          </table:table-cell>
          <table:table-cell table:number-columns-repeated="3"/>
          <table:table-cell table:formula="of:=ABS([.G4]-[.B4])/ABS([.G4])" office:value-type="float" office:value="0.000164043927615879" calcext:value-type="float">
            <text:p>0.00</text:p>
          </table:table-cell>
          <table:table-cell table:formula="of:=ABS([.H4]-[.C4])/ABS([.H4])" office:value-type="float" office:value="0.00016146126786292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wall</text:p>
          </table:table-cell>
          <table:table-cell office:value-type="float" office:value="-57.2047425514957" calcext:value-type="float">
            <text:p>-57.20</text:p>
          </table:table-cell>
          <table:table-cell office:value-type="float" office:value="-1455.54289381028" calcext:value-type="float">
            <text:p>-1,455.54</text:p>
          </table:table-cell>
          <table:table-cell table:number-columns-repeated="3"/>
          <table:table-cell office:value-type="float" office:value="-57.196" calcext:value-type="float">
            <text:p>-57.20</text:p>
          </table:table-cell>
          <table:table-cell office:value-type="float" office:value="-1455.308" calcext:value-type="float">
            <text:p>-1,455.31</text:p>
          </table:table-cell>
          <table:table-cell table:number-columns-repeated="3"/>
          <table:table-cell table:formula="of:=ABS([.G5]-[.B5])/ABS([.G5])" office:value-type="float" office:value="0.000152852498350546" calcext:value-type="float">
            <text:p>0.00</text:p>
          </table:table-cell>
          <table:table-cell table:formula="of:=ABS([.H5]-[.C5])/ABS([.H5])" office:value-type="float" office:value="0.00016140487806097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ward roof</text:p>
          </table:table-cell>
          <table:table-cell office:value-type="float" office:value="1124.06206799251" calcext:value-type="float">
            <text:p>1,124.06</text:p>
          </table:table-cell>
          <table:table-cell office:value-type="float" office:value="-274.276083266279" calcext:value-type="float">
            <text:p>-274.28</text:p>
          </table:table-cell>
          <table:table-cell table:number-columns-repeated="3"/>
          <table:table-cell office:value-type="float" office:value="1131.2" calcext:value-type="float">
            <text:p>1,131.20</text:p>
          </table:table-cell>
          <table:table-cell office:value-type="float" office:value="-266.912" calcext:value-type="float">
            <text:p>-266.91</text:p>
          </table:table-cell>
          <table:table-cell table:number-columns-repeated="3"/>
          <table:table-cell table:formula="of:=ABS([.G6]-[.B6])/ABS([.G6])" office:value-type="float" office:value="0.0063100530476425" calcext:value-type="float">
            <text:p>0.01</text:p>
          </table:table-cell>
          <table:table-cell table:formula="of:=ABS([.H6]-[.C6])/ABS([.H6])" office:value-type="float" office:value="0.0275899295133925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ward roof</text:p>
          </table:table-cell>
          <table:table-cell office:value-type="float" office:value="50.8486600457741" calcext:value-type="float">
            <text:p>50.85</text:p>
          </table:table-cell>
          <table:table-cell office:value-type="float" office:value="-1347.48949121301" calcext:value-type="float">
            <text:p>-1,347.49</text:p>
          </table:table-cell>
          <table:table-cell table:number-columns-repeated="3"/>
          <table:table-cell office:value-type="float" office:value="50.84" calcext:value-type="float">
            <text:p>50.84</text:p>
          </table:table-cell>
          <table:table-cell office:value-type="float" office:value="-1347.272" calcext:value-type="float">
            <text:p>-1,347.27</text:p>
          </table:table-cell>
          <table:table-cell table:number-columns-repeated="3"/>
          <table:table-cell table:formula="of:=ABS([.G7]-[.B7])/ABS([.G7])" office:value-type="float" office:value="0.000170339216641708" calcext:value-type="float">
            <text:p>0.00</text:p>
          </table:table-cell>
          <table:table-cell table:formula="of:=ABS([.H7]-[.C7])/ABS([.H7])" office:value-type="float" office:value="0.000161430812049459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t (along ridge) 0 to h</text:p>
          </table:table-cell>
          <table:table-cell office:value-type="float" office:value="-273.311547746035" calcext:value-type="float">
            <text:p>-273.31</text:p>
          </table:table-cell>
          <table:table-cell office:value-type="float" office:value="-1671.64969900482" calcext:value-type="float">
            <text:p>-1,671.65</text:p>
          </table:table-cell>
          <table:table-cell office:value-type="float" office:value="504.672950954307" calcext:value-type="float">
            <text:p>504.67</text:p>
          </table:table-cell>
          <table:table-cell office:value-type="float" office:value="-893.665200304478" calcext:value-type="float">
            <text:p>-893.67</text:p>
          </table:table-cell>
          <table:table-cell/>
          <table:table-cell office:value-type="float" office:value="-273.267" calcext:value-type="float">
            <text:p>-273.27</text:p>
          </table:table-cell>
          <table:table-cell office:value-type="float" office:value="-1671.38" calcext:value-type="float">
            <text:p>-1,671.38</text:p>
          </table:table-cell>
          <table:table-cell table:style-name="ce2" office:value-type="float" office:value="504.592" calcext:value-type="float">
            <text:p>504.59</text:p>
          </table:table-cell>
          <table:table-cell table:style-name="ce2" office:value-type="float" office:value="-893.521" calcext:value-type="float">
            <text:p>-893.52</text:p>
          </table:table-cell>
          <table:table-cell/>
          <table:table-cell table:formula="of:=ABS([.G8]-[.B8])/ABS([.G8])" office:value-type="float" office:value="0.000163019120622764" calcext:value-type="float">
            <text:p>0.00</text:p>
          </table:table-cell>
          <table:table-cell table:formula="of:=ABS([.H8]-[.C8])/ABS([.H8])" office:value-type="float" office:value="0.000161363068135746" calcext:value-type="float">
            <text:p>0.00</text:p>
          </table:table-cell>
          <table:table-cell table:style-name="ce2" table:formula="of:=ABS([.I8]-[.D8])/ABS([.I8])" office:value-type="float" office:value="0.000160428532967481" calcext:value-type="float">
            <text:p>0.00</text:p>
          </table:table-cell>
          <table:table-cell table:style-name="ce2" table:formula="of:=ABS([.J8]-[.E8])/ABS([.J8])" office:value-type="float" office:value="0.000161384348525028" calcext:value-type="float">
            <text:p>0.00</text:p>
          </table:table-cell>
        </table:table-row>
        <table:table-row table:style-name="ro2">
          <table:table-cell office:value-type="string" calcext:value-type="string">
            <text:p>flat (along ridge) h to 2h</text:p>
          </table:table-cell>
          <table:table-cell office:value-type="float" office:value="158.902062643044" calcext:value-type="float">
            <text:p>158.90</text:p>
          </table:table-cell>
          <table:table-cell office:value-type="float" office:value="-1239.43608861574" calcext:value-type="float">
            <text:p>-1,239.44</text:p>
          </table:table-cell>
          <table:table-cell office:value-type="float" office:value="504.672950954307" calcext:value-type="float">
            <text:p>504.67</text:p>
          </table:table-cell>
          <table:table-cell office:value-type="float" office:value="-893.665200304478" calcext:value-type="float">
            <text:p>-893.67</text:p>
          </table:table-cell>
          <table:table-cell/>
          <table:table-cell office:value-type="float" office:value="158.876" calcext:value-type="float">
            <text:p>158.88</text:p>
          </table:table-cell>
          <table:table-cell office:value-type="float" office:value="-1239.236" calcext:value-type="float">
            <text:p>-1,239.24</text:p>
          </table:table-cell>
          <table:table-cell table:style-name="ce2" office:value-type="float" office:value="504.592" calcext:value-type="float">
            <text:p>504.59</text:p>
          </table:table-cell>
          <table:table-cell table:style-name="ce2" office:value-type="float" office:value="-893.521" calcext:value-type="float">
            <text:p>-893.52</text:p>
          </table:table-cell>
          <table:table-cell/>
          <table:table-cell table:formula="of:=ABS([.G9]-[.B9])/ABS([.G9])" office:value-type="float" office:value="0.000164043927615879" calcext:value-type="float">
            <text:p>0.00</text:p>
          </table:table-cell>
          <table:table-cell table:formula="of:=ABS([.H9]-[.C9])/ABS([.H9])" office:value-type="float" office:value="0.000161461267862924" calcext:value-type="float">
            <text:p>0.00</text:p>
          </table:table-cell>
          <table:table-cell table:style-name="ce2" table:formula="of:=ABS([.I9]-[.D9])/ABS([.I9])" office:value-type="float" office:value="0.000160428532967481" calcext:value-type="float">
            <text:p>0.00</text:p>
          </table:table-cell>
          <table:table-cell table:style-name="ce2" table:formula="of:=ABS([.J9]-[.E9])/ABS([.J9])" office:value-type="float" office:value="0.000161384348525028" calcext:value-type="float">
            <text:p>0.00</text:p>
          </table:table-cell>
        </table:table-row>
        <table:table-row table:style-name="ro2">
          <table:table-cell office:value-type="string" calcext:value-type="string">
            <text:p>flat (along ridge) &gt;2h</text:p>
          </table:table-cell>
          <table:table-cell office:value-type="float" office:value="375.008867837583" calcext:value-type="float">
            <text:p>375.01</text:p>
          </table:table-cell>
          <table:table-cell office:value-type="float" office:value="-1023.3292834212" calcext:value-type="float">
            <text:p>-1,023.33</text:p>
          </table:table-cell>
          <table:table-cell office:value-type="float" office:value="504.672950954307" calcext:value-type="float">
            <text:p>504.67</text:p>
          </table:table-cell>
          <table:table-cell office:value-type="float" office:value="-893.665200304478" calcext:value-type="float">
            <text:p>-893.67</text:p>
          </table:table-cell>
          <table:table-cell/>
          <table:table-cell office:value-type="float" office:value="374.948" calcext:value-type="float">
            <text:p>374.95</text:p>
          </table:table-cell>
          <table:table-cell office:value-type="float" office:value="-1023.164" calcext:value-type="float">
            <text:p>-1,023.16</text:p>
          </table:table-cell>
          <table:table-cell table:style-name="ce2" office:value-type="float" office:value="504.592" calcext:value-type="float">
            <text:p>504.59</text:p>
          </table:table-cell>
          <table:table-cell table:style-name="ce2" office:value-type="float" office:value="-893.521" calcext:value-type="float">
            <text:p>-893.52</text:p>
          </table:table-cell>
          <table:table-cell/>
          <table:table-cell table:formula="of:=ABS([.G10]-[.B10])/ABS([.G10])" office:value-type="float" office:value="0.000162336744251017" calcext:value-type="float">
            <text:p>0.00</text:p>
          </table:table-cell>
          <table:table-cell table:formula="of:=ABS([.H10]-[.C10])/ABS([.H10])" office:value-type="float" office:value="0.00016154147448703" calcext:value-type="float">
            <text:p>0.00</text:p>
          </table:table-cell>
          <table:table-cell table:style-name="ce2" table:formula="of:=ABS([.I10]-[.D10])/ABS([.I10])" office:value-type="float" office:value="0.000160428532967481" calcext:value-type="float">
            <text:p>0.00</text:p>
          </table:table-cell>
          <table:table-cell table:style-name="ce2" table:formula="of:=ABS([.J10]-[.E10])/ABS([.J10])" office:value-type="float" office:value="0.000161384348525028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 table:formula="of:=MAX([.L3:.L10])" office:value-type="float" office:value="0.0063100530476425" calcext:value-type="float">
            <text:p>0.01</text:p>
          </table:table-cell>
          <table:table-cell table:style-name="ce3" table:formula="of:=MAX([.M3:.M10])" office:value-type="float" office:value="0.0275899295133925" calcext:value-type="float">
            <text:p>0.03</text:p>
          </table:table-cell>
          <table:table-cell table:style-name="ce3" table:formula="of:=MAX([.N3:.N10])" office:value-type="float" office:value="0.000160428532967481" calcext:value-type="float">
            <text:p>0.00</text:p>
          </table:table-cell>
          <table:table-cell table:style-name="ce3" table:formula="of:=MAX([.O3:.O10])" office:value-type="float" office:value="0.000161384348525028" calcext:value-type="float">
            <text:p>0.00</text:p>
          </table:table-cell>
        </table:table-row>
        <table:table-row table:style-name="ro1">
          <table:table-cell table:style-name="ce4" office:value-type="string" calcext:value-type="string">
            <text:p>Values obtained by test_windASCE7.py Python scrip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>
            <draw:frame draw:z-index="0" draw:name="Image 1" draw:style-name="gr1" draw:text-style-name="P1" svg:width="6.843cm" svg:height="0.479cm" svg:x="0cm" svg:y="0cm">
              <draw:image xlink:href="Pictures/10000201000013550000015AB1DE1D5E863E9D49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LP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9" office:value-type="date" office:date-value="2021-06-10" calcext:value-type="date" table:number-columns-spanned="3" table:number-rows-spanned="1">
            <text:p>10/06/21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07:35.472572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0T15:10:36.471025826</dc:date>
    <meta:editing-duration>PT21M27S</meta:editing-duration>
    <meta:editing-cycles>8</meta:editing-cycles>
    <meta:generator>LibreOffice/6.4.7.2$Linux_X86_64 LibreOffice_project/40$Build-2</meta:generator>
    <meta:document-statistic meta:table-count="1" meta:cell-count="84" meta:object-count="1"/>
  </office:meta>
</office:document-meta>
</file>